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21.7cm" svg:y="1.196cm">
            <draw:object draw:notify-on-update-of-ranges="Arkusz1.A1:Arkusz1.A1 Arkusz1.B1:Arkusz1.B1 Arkusz1.A2:Arkusz1.A2 Arkusz1.B2:Arkusz1.B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.043cm" svg:y="1.239cm">
            <draw:object draw:notify-on-update-of-ranges="Arkusz1.A7:Arkusz1.A8 Arkusz1.A7:Arkusz1.A7 Arkusz1.B7:Arkusz1.B7 Arkusz1.A8:Arkusz1.A8 Arkusz1.B8:Arkusz1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ez indeksu</text:p>
          </table:table-cell>
          <table:table-cell office:value-type="float" office:value="0.06099" calcext:value-type="float">
            <text:p>0,06099</text:p>
          </table:table-cell>
        </table:table-row>
        <table:table-row table:style-name="ro1">
          <table:table-cell office:value-type="string" calcext:value-type="string">
            <text:p>indeks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ez indeksu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string" calcext:value-type="string">
            <text:p>indeks</text:p>
          </table:table-cell>
          <table:table-cell office:value-type="float" office:value="9.93" calcext:value-type="float">
            <text:p>9,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 style:data-style-name="N2" text:time-value="10:55:12.33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10:34:14.670000000</meta:creation-date>
    <dc:date>2023-12-22T10:58:41.773000000</dc:date>
    <meta:editing-duration>PT21M11S</meta:editing-duration>
    <meta:editing-cycles>2</meta:editing-cycles>
    <meta:generator>LibreOffice/7.6.3.2$Windows_X86_64 LibreOffice_project/29d686fea9f6705b262d369fede658f824154cc0</meta:generator>
    <meta:document-statistic meta:table-count="1" meta:cell-count="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92cm" svg:y="0.316cm" chart:style-name="ch2">
          <text:p>Zależność czasu wyszukiwania od typu tabeli</text:p>
        </chart:title>
        <chart:legend chart:legend-position="end" svg:x="13.34cm" svg:y="3.946cm" style:legend-expansion="high" chart:style-name="ch3"/>
        <chart:plot-area chart:style-name="ch4" table:cell-range-address="Arkusz1.A1:Arkusz1.B2" chart:data-source-has-labels="column" svg:x="1.321cm" svg:y="1.301cm" svg:width="11.699cm" svg:height="6.548cm">
          <chart:coordinate-region svg:x="2.249cm" svg:y="1.503cm" svg:width="10.771cm" svg:height="6.144cm"/>
          <chart:axis chart:dimension="x" chart:name="primary-x" chart:style-name="ch5">
            <chart:title svg:x="6.446cm" svg:y="8.029cm" chart:style-name="ch6">
              <text:p>Typ tabeli</text:p>
            </chart:title>
          </chart:axis>
          <chart:axis chart:dimension="y" chart:name="primary-y" chart:style-name="ch7">
            <chart:title svg:x="0.451cm" svg:y="5.236cm" chart:style-name="ch8">
              <text:p>Czas (s)</text:p>
            </chart:title>
            <chart:grid chart:style-name="ch9" chart:class="major"/>
          </chart:axis>
          <chart:series chart:style-name="ch10" chart:values-cell-range-address="Arkusz1.B1:Arkusz1.B1" chart:label-cell-address="Arkusz1.A1:Arkusz1.A1" chart:class="chart:bar">
            <chart:data-point/>
          </chart:series>
          <chart:series chart:style-name="ch11" chart:values-cell-range-address="Arkusz1.B2:Arkusz1.B2" chart:label-cell-address="Arkusz1.A2:Arkusz1.A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ez indeksu</text:p>
                <draw:g>
                  <svg:desc>Arkusz1.A1:Arkusz1.A1</svg:desc>
                </draw:g>
              </table:table-cell>
              <table:table-cell office:value-type="float" office:value="0.06099">
                <text:p>0.06099</text:p>
                <draw:g>
                  <svg:desc>Arkusz1.B1:Arkusz1.B1</svg:desc>
                </draw:g>
              </table:table-cell>
            </table:table-row>
            <table:table-row>
              <table:table-cell office:value-type="string">
                <text:p>indeks</text:p>
                <draw:g>
                  <svg:desc>Arkusz1.A2:Arkusz1.A2</svg:desc>
                </draw:g>
              </table:table-cell>
              <table:table-cell office:value-type="float" office:value="0.029">
                <text:p>0.029</text:p>
                <draw:g>
                  <svg:desc>Arkusz1.B2:Arkusz1.B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" chart:style-name="ch1">
        <chart:title svg:x="3.578cm" svg:y="0.316cm" chart:style-name="ch2">
          <text:p>Zależność czasu wstawiania od typu tabeli</text:p>
        </chart:title>
        <chart:legend chart:legend-position="end" svg:x="13.34cm" svg:y="3.946cm" style:legend-expansion="high" chart:style-name="ch3"/>
        <chart:plot-area chart:style-name="ch4" table:cell-range-address="Arkusz1.A7:Arkusz1.B8" chart:data-source-has-labels="both" svg:x="1.321cm" svg:y="1.301cm" svg:width="11.699cm" svg:height="6.548cm">
          <chart:coordinate-region svg:x="1.953cm" svg:y="1.503cm" svg:width="11.067cm" svg:height="6.144cm"/>
          <chart:axis chart:dimension="x" chart:name="primary-x" chart:style-name="ch5" chartooo:axis-type="auto">
            <chartooo:date-scale/>
            <chart:title svg:x="6.446cm" svg:y="8.029cm" chart:style-name="ch6">
              <text:p>Typ tabeli</text:p>
            </chart:title>
            <chart:categories table:cell-range-address="Arkusz1.A7:Arkusz1.A8"/>
          </chart:axis>
          <chart:axis chart:dimension="y" chart:name="primary-y" chart:style-name="ch7">
            <chart:title svg:x="0.451cm" svg:y="5.236cm" chart:style-name="ch8">
              <text:p>Czas (s)</text:p>
            </chart:title>
            <chart:grid chart:style-name="ch9" chart:class="major"/>
          </chart:axis>
          <chart:series chart:style-name="ch10" chart:values-cell-range-address="Arkusz1.B7:Arkusz1.B7" chart:label-cell-address="Arkusz1.A7:Arkusz1.A7" chart:class="chart:bar">
            <chart:data-point/>
          </chart:series>
          <chart:series chart:style-name="ch11" chart:values-cell-range-address="Arkusz1.B8:Arkusz1.B8" chart:label-cell-address="Arkusz1.A8:Arkusz1.A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z indeksu</text:p>
                <draw:g>
                  <svg:desc>Arkusz1.A7:Arkusz1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z indeksu</text:p>
                <draw:g>
                  <svg:desc>Arkusz1.A7:Arkusz1.A7</svg:desc>
                </draw:g>
              </table:table-cell>
              <table:table-cell office:value-type="float" office:value="7.61">
                <text:p>7.61</text:p>
                <draw:g>
                  <svg:desc>Arkusz1.B7:Arkusz1.B7</svg:desc>
                </draw:g>
              </table:table-cell>
            </table:table-row>
            <table:table-row>
              <table:table-cell office:value-type="string">
                <text:p>indeks</text:p>
                <draw:g>
                  <svg:desc>Arkusz1.A8:Arkusz1.A8</svg:desc>
                </draw:g>
              </table:table-cell>
              <table:table-cell office:value-type="float" office:value="9.93">
                <text:p>9.93</text:p>
                <draw:g>
                  <svg:desc>Arkusz1.B8:Arkusz1.B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